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1.6145in" style:use-optimal-column-width="false"/>
    </style:style>
    <style:style style:name="TableColumn3" style:family="table-column">
      <style:table-column-properties style:column-width="5.0784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fo:background-color="#B3CAC7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/>
      <style:text-properties style:font-name="Arial" style:font-name-complex="Arial" fo:font-size="11pt" style:font-size-asian="11pt" style:font-size-complex="11pt"/>
    </style:style>
    <style:style style:name="P7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8" style:parent-style-name="TableContents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12" style:parent-style-name="TableContents" style:family="paragraph">
      <style:paragraph-properties fo:text-align="center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4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fo:background-color="#B3CAC7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background-color="#B3CAC7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3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7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3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3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4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42" style:parent-style-name="Standard" style:list-style-name="LFO1" style:family="paragraph">
      <style:text-properties style:font-name="Arial" style:font-name-complex="Arial" fo:font-size="11pt" style:font-size-asian="11pt" style:font-size-complex="11pt"/>
    </style:style>
    <style:style style:name="P4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4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47" style:parent-style-name="Standard" style:list-style-name="LFO9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8" style:parent-style-name="Standard" style:list-style-name="LFO9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" style:parent-style-name="Standard" style:list-style-name="LFO9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0" style:parent-style-name="Standard" style:list-style-name="LFO9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1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2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5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55" style:parent-style-name="Standard" style:list-style-name="LFO3" style:family="paragraph">
      <style:text-properties style:font-name="Arial" style:font-name-complex="Arial" fo:font-size="11pt" style:font-size-asian="11pt" style:font-size-complex="11pt"/>
    </style:style>
    <style:style style:name="P56" style:parent-style-name="Standard" style:list-style-name="LFO3" style:family="paragraph">
      <style:text-properties style:font-name="Arial" style:font-name-complex="Arial" fo:font-size="11pt" style:font-size-asian="11pt" style:font-size-complex="11pt"/>
    </style:style>
    <style:style style:name="P5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6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61" style:parent-style-name="Standard" style:list-style-name="LFO4" style:family="paragraph"/>
    <style:style style:name="T62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6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6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65" style:parent-style-name="Standard" style:list-style-name="LFO4" style:family="paragraph"/>
    <style:style style:name="T66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67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6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69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70" style:parent-style-name="Standard" style:list-style-name="LFO4" style:family="paragraph"/>
    <style:style style:name="T71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7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7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7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7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79" style:parent-style-name="Standard" style:family="paragraph">
      <style:paragraph-properties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80" style:parent-style-name="Standard" style:list-style-name="LFO5" style:family="paragraph">
      <style:text-properties style:font-name="Arial" style:font-name-complex="Arial" fo:font-size="11pt" style:font-size-asian="11pt" style:font-size-complex="11pt"/>
    </style:style>
    <style:style style:name="P8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83" style:parent-style-name="Standard" style:family="paragraph">
      <style:paragraph-properties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84" style:parent-style-name="Standard" style:list-style-name="LFO6" style:family="paragraph">
      <style:text-properties style:font-name="Arial" style:font-name-complex="Arial" fo:font-size="11pt" style:font-size-asian="11pt" style:font-size-complex="11pt"/>
    </style:style>
    <style:style style:name="P8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8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87" style:parent-style-name="Standard" style:list-style-name="LFO7" style:family="paragraph">
      <style:text-properties style:font-name="Arial" style:font-name-complex="Arial" fo:font-size="11pt" style:font-size-asian="11pt" style:font-size-complex="11pt"/>
    </style:style>
    <style:style style:name="P88" style:parent-style-name="Standard" style:list-style-name="LFO7" style:family="paragraph">
      <style:text-properties style:font-name="Arial" style:font-name-complex="Arial" fo:font-size="11pt" style:font-size-asian="11pt" style:font-size-complex="11pt"/>
    </style:style>
    <style:style style:name="P89" style:parent-style-name="Standard" style:list-style-name="LFO7" style:family="paragraph">
      <style:text-properties style:font-name="Arial" style:font-name-complex="Arial" fo:font-size="11pt" style:font-size-asian="11pt" style:font-size-complex="11pt"/>
    </style:style>
    <style:style style:name="P9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1" style:parent-style-name="Standard" style:family="paragraph">
      <style:text-properties style:font-name="Arial" style:font-name-complex="Arial" fo:font-size="11pt" style:font-size-asian="11pt" style:font-size-complex="11pt"/>
    </style:style>
    <style:style style:name="T92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9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94" style:parent-style-name="Standard" style:list-style-name="LFO8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5" style:parent-style-name="Standard" style:list-style-name="LFO8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6" style:parent-style-name="Standard" style:list-style-name="LFO8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7" style:parent-style-name="Standard" style:list-style-name="LFO8" style:family="paragraph">
      <style:paragraph-properties fo:text-align="justify"/>
    </style:style>
    <style:style style:name="T9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99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/>
            <text:p text:style-name="P7">TERMO DE ABERTURA DE<text:s/>PROJETO</text:p>
            <text:p text:style-name="P8"/>
          </table:table-cell>
          <table:covered-table-cell/>
        </table:table-row>
        <table:table-row table:style-name="TableRow9">
          <table:table-cell table:style-name="TableCell10" table:number-columns-spanned="2">
            <text:p text:style-name="P11"/>
            <text:p text:style-name="P12"><text:span text:style-name="T13">GENESYS PETSHOP 1.0</text:span></text:p>
            <text:p text:style-name="P14"/>
          </table:table-cell>
          <table:covered-table-cell/>
        </table:table-row>
        <table:table-row table:style-name="TableRow15">
          <table:table-cell table:style-name="TableCell16">
            <text:p text:style-name="P17">GERENTE</text:p>
          </table:table-cell>
          <table:table-cell table:style-name="TableCell18">
            <text:p text:style-name="P19">SALOMÃO FRANCISCO DA SILVA</text:p>
          </table:table-cell>
        </table:table-row>
        <table:table-row table:style-name="TableRow20">
          <table:table-cell table:style-name="TableCell21">
            <text:p text:style-name="P22">VERSÃO</text:p>
          </table:table-cell>
          <table:table-cell table:style-name="TableCell23">
            <text:p text:style-name="P24">1.0</text:p>
          </table:table-cell>
        </table:table-row>
        <table:table-row table:style-name="TableRow25">
          <table:table-cell table:style-name="TableCell26">
            <text:p text:style-name="P27">DATA</text:p>
          </table:table-cell>
          <table:table-cell table:style-name="TableCell28">
            <text:p text:style-name="P29">25/07/2022</text:p>
          </table:table-cell>
        </table:table-row>
        <table:table-row table:style-name="TableRow30">
          <table:table-cell table:style-name="TableCell31">
            <text:p text:style-name="P32">PATROCINADOR</text:p>
          </table:table-cell>
          <table:table-cell table:style-name="TableCell33">
            <text:p text:style-name="P34">TAIMBER SOFTWARE</text:p>
          </table:table-cell>
        </table:table-row>
      </table:table>
      <text:p text:style-name="P35"/>
      <text:p text:style-name="P36"/>
      <text:p text:style-name="P37">ESCOPO GERAL</text:p>
      <text:p text:style-name="P38"/>
      <text:p text:style-name="P39"/>
      <text:p text:style-name="P40">1 - PROPOSTA DO PROJETO</text:p>
      <text:p text:style-name="P41"/>
      <text:list text:style-name="LFO1" text:continue-numbering="true">
        <text:list-item>
          <text:p text:style-name="P42">Desenvolvimento de 01 software<text:s/>gerencial<text:s/>para pequenos<text:s/>PetShops.</text:p>
        </text:list-item>
      </text:list>
      <text:p text:style-name="P43"/>
      <text:p text:style-name="P44"/>
      <text:p text:style-name="P45">2 - OBJETIVO DO PROJETO</text:p>
      <text:p text:style-name="P46"/>
      <text:list text:style-name="LFO9" text:continue-numbering="true">
        <text:list-item>
          <text:p text:style-name="P47">O projeto visa a construção de um software gerencial para pequenos<text:s/>comércios no ramo de PetShops.</text:p>
        </text:list-item>
        <text:list-item>
          <text:p text:style-name="P48">Pretende-se com a comercialização do software, alcançar pequenas empresas que ainda não possuem um software de gerenciamento.</text:p>
        </text:list-item>
        <text:list-item>
          <text:p text:style-name="P49">O software irá agilizar nas atividades cotidianas,<text:s/>otimizando<text:s/>o tempo gasto com cadastro de clientes, estoque, serviços, animais, vacinas, vendas, financeiro etc.</text:p>
        </text:list-item>
        <text:list-item>
          <text:p text:style-name="P50">O software irá ter preço acessível porque será focado em pequenos comércios, com isto pretende-se captar clientes que não querem investir muito.</text:p>
        </text:list-item>
      </text:list>
      <text:p text:style-name="P51"/>
      <text:p text:style-name="P52"/>
      <text:p text:style-name="P53">3<text:s/>–<text:s/>RECURSOS</text:p>
      <text:p text:style-name="P54"/>
      <text:list text:style-name="LFO3" text:continue-numbering="true">
        <text:list-item>
          <text:p text:style-name="P55">Cronograma – 3 meses (três meses)</text:p>
        </text:list-item>
        <text:list-item>
          <text:p text:style-name="P56">Financeiro – R$<text:s/>7.080,00</text:p>
        </text:list-item>
      </text:list>
      <text:p text:style-name="P57"/>
      <text:p text:style-name="P58"/>
      <text:p text:style-name="P59">4<text:s/>–<text:s/>MARCOS</text:p>
      <text:p text:style-name="P60"/>
      <text:list text:style-name="LFO4" text:continue-numbering="true">
        <text:list-item>
          <text:p text:style-name="P61"><text:span text:style-name="T62">Data de início</text:span><text:span text:style-name="T63"><text:s/>- 25/07</text:span><text:span text:style-name="T64">/2022</text:span></text:p>
        </text:list-item>
        <text:list-item>
          <text:p text:style-name="P65"><text:span text:style-name="T66">Data<text:s/></text:span><text:span text:style-name="T67">do primeiro release</text:span><text:span text:style-name="T68"><text:s/>- 21/10</text:span><text:span text:style-name="T69">/2022</text:span></text:p>
        </text:list-item>
        <text:list-item>
          <text:p text:style-name="P70"><text:span text:style-name="T71">Data de encerramento</text:span><text:span text:style-name="T72"><text:s/>- 31/10</text:span><text:span text:style-name="T73">/2022</text:span></text:p>
        </text:list-item>
      </text:list>
      <text:p text:style-name="P74"/>
      <text:p text:style-name="P75"/>
      <text:p text:style-name="P76">5<text:s/>– REQUISITOS DO PROJETO</text:p>
      <text:p text:style-name="P77"/>
      <text:p text:style-name="P78">5.1 – FERRAMENTAS PARA GERÊNCIA DE CONFIGURAÇÃO</text:p>
      <text:p text:style-name="P79"/>
      <text:list text:style-name="LFO5" text:continue-numbering="true">
        <text:list-item>
          <text:p text:style-name="P80">Controle de versão - GitHub</text:p>
        </text:list-item>
      </text:list>
      <text:p text:style-name="P81"/>
      <text:p text:style-name="P82">5.2 – PLATAFORMA</text:p>
      <text:p text:style-name="P83"/>
      <text:list text:style-name="LFO6" text:continue-numbering="true">
        <text:list-item>
          <text:p text:style-name="P84">PC</text:p>
        </text:list-item>
      </text:list>
      <text:soft-page-break/>
      <text:p text:style-name="P85">6 – STAKEHOLDERS</text:p>
      <text:p text:style-name="P86"/>
      <text:list text:style-name="LFO7" text:continue-numbering="true">
        <text:list-item>
          <text:p text:style-name="P87">Nome – Salomão Francisco da Silva</text:p>
        </text:list-item>
        <text:list-item>
          <text:p text:style-name="P88">Função – Desenvolvedor</text:p>
        </text:list-item>
        <text:list-item>
          <text:p text:style-name="P89">Contato – (62) 99565-2346</text:p>
        </text:list-item>
      </text:list>
      <text:p text:style-name="P90"/>
      <text:p text:style-name="P91"/>
      <text:p text:style-name="Standard"><text:span text:style-name="T92">7 – RESULTADO</text:span></text:p>
      <text:p text:style-name="P93"/>
      <text:list text:style-name="LFO8" text:continue-numbering="true">
        <text:list-item>
          <text:p text:style-name="P94">O resultado<text:s/>esperado é um software para gerenciamento<text:s/>de<text:s/>pequenos<text:s/>PetShops,<text:s/>com todos os requisitos funcionais e não funcionais implementados.</text:p>
        </text:list-item>
        <text:list-item>
          <text:p text:style-name="P95">O software também deverá ter um preço acessível, porque será voltado a pequenas empresas.</text:p>
        </text:list-item>
        <text:list-item>
          <text:p text:style-name="P96">O software deverá ser<text:s/>disponibilizado para a plataforma PC, tanto Windows quanto Linux, não sendo necessário conexão com a internet para o seu funcionamento.</text:p>
        </text:list-item>
        <text:list-item>
          <text:p text:style-name="P97"><text:span text:style-name="T98">O software deverá rodar sem a necessidade de instalar um banco de dados, ou seja, o sistema deverá ser standalone com banco de dados embutido.</text:span></text:p>
        </text:list-item>
      </text:list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notebook</meta:initial-creator>
    <dc:creator>notebook</dc:creator>
    <meta:creation-date>2022-05-28T09:12:00Z</meta:creation-date>
    <dc:date>2022-10-14T16:38:00Z</dc:date>
    <meta:print-date>2022-10-14T16:32:00Z</meta:print-date>
    <meta:template xlink:href="Normal" xlink:type="simple"/>
    <meta:editing-cycles>6</meta:editing-cycles>
    <meta:editing-duration>PT11340S</meta:editing-duration>
    <meta:document-statistic meta:page-count="2" meta:paragraph-count="3" meta:word-count="279" meta:character-count="1784" meta:row-count="12" meta:non-whitespace-character-count="1508"/>
  </office:meta>
</office:document-meta>
</file>